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t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fromage</text:p>
          </table:table-cell>
          <table:table-cell office:value-type="float" office:value="324" calcext:value-type="float">
            <text:p>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sheet-name>???</text:sheet-name><text:sheet-name>???</text:sheet-name><text:sheet-name>???</text:sheet-nam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5:30:22.903780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3:48:48.795515239</meta:creation-date>
    <dc:date>2022-05-21T16:01:34.646683461</dc:date>
    <meta:editing-duration>PT46M2S</meta:editing-duration>
    <meta:editing-cycles>9</meta:editing-cycles>
    <meta:generator>LibreOffice/6.4.7.2$Linux_X86_64 LibreOffice_project/40$Build-2</meta:generator>
    <meta:document-statistic meta:table-count="1" meta:cell-count="6" meta:object-count="0"/>
  </office:meta>
</office:document-meta>
</file>